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Flow.on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Flow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MSFlow.onConsumerMonitorMessage( Message advisory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MSFlow.createConnectionFactoryFromUrl( String jms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Flow.startConsumerMon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